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paragraph-rsid="0010564a"/>
    </style:style>
    <style:style style:name="P2" style:family="paragraph" style:parent-style-name="Standard">
      <style:text-properties officeooo:paragraph-rsid="00108665"/>
    </style:style>
    <style:style style:name="P3" style:family="paragraph" style:parent-style-name="Standard">
      <style:text-properties officeooo:paragraph-rsid="0010c650"/>
    </style:style>
    <style:style style:name="P4" style:family="paragraph" style:parent-style-name="Standard">
      <style:text-properties officeooo:paragraph-rsid="00117e95"/>
    </style:style>
    <style:style style:name="T1" style:family="text">
      <style:text-properties officeooo:rsid="00108665"/>
    </style:style>
    <style:style style:name="T2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ction .data<text:line-break/>.equ OFFSET_1, 0x100<text:line-break/>.equ OFFSET_2, 0x200<text:line-break/>.equ OFFSET_3, 0x300<text:line-break/>.equ END_0, 0xff<text:line-break/>.equ END_1, 0x1ff<text:line-break/>.equ END_2, 0x2ff<text:line-break/>.equ END_3, 0x3ff<text:line-break/>BF_START: .ds.b 0x400<text:line-break/>BF_END: .ds.w 2<text:line-break/>PUT_PTR: .ds.l 1<text:line-break/>PUT_PTR_0: .ds.l 1<text:line-break/>PUT_PTR_1: .ds.l 1<text:line-break/>PUT_PTR_2: .ds.l 1<text:line-break/>PUT_PTR_3: .ds.l 1<text:line-break/>GET_PTR: .ds.l 1<text:line-break/>GET_PTR_0: .ds.l 1<text:line-break/>GET_PTR_1: .ds.l 1<text:line-break/>GET_PTR_2: .ds.l 1<text:line-break/>GET_PTR_3: .ds.l 1<text:line-break/>PUT_FLG: .ds.b 1<text:line-break/>PUT_FLG_0: .ds.b 1<text:line-break/>PUT_FLG_1: .ds.b 1<text:line-break/>PUT_FLG_2: .ds.b 1<text:line-break/>PUT_FLG_3: .ds.b 1<text:line-break/>GET_FLG: .ds.b 1<text:line-break/>GET_FLG_0: .ds.b 1<text:line-break/>GET_FLG_1: .ds.b 1<text:line-break/>GET_FLG_2: .ds.b 1<text:line-break/>GET_FLG_3: .ds.b 1<text:line-break/>START_LABEL: .ds.l 1<text:line-break/><text:line-break/>Data_to_Que: .ascii "012345678998765432100123456789"<text:line-break/></text:p>
      <text:p text:style-name="P2"/>
      <text:p text:style-name="P2">/* <text:span text:style-name="T1">==========================================================*/</text:span><text:line-break/>.section .text<text:line-break/>Start:<text:line-break/>jsr Init_Q<text:line-break/>lea.l Data_to_Que, %a0<text:line-break/>move.l #10, %d2<text:line-break/>move.l #5, %d3<text:line-break/>move.l #3, %d4<text:line-break/>move.l #1, %d5<text:line-break/>move.l #2, %d6<text:line-break/>move.l #4, %d7<text:line-break/><text:line-break/>Loop1:<text:line-break/>subq.w #1, %d2<text:line-break/>bcs Loop2<text:line-break/>jsr QueueIn<text:line-break/>bra Loop1<text:line-break/><text:soft-page-break/><text:line-break/>Loop2:<text:line-break/>subq.w #1, %d3<text:line-break/>bcs Loop3<text:line-break/>jsr QueueOut<text:line-break/>bra Loop2<text:line-break/><text:line-break/>Loop3:<text:line-break/>subq.w #1, %d4<text:line-break/>bcs Loop4<text:line-break/>move.l #1, %d1<text:line-break/>jsr QueueIn<text:line-break/>bra Loop3<text:line-break/><text:line-break/>Loop4:<text:line-break/>subq.w #1, %d5<text:line-break/>bcs Loop5<text:line-break/>move.l #2, %d1<text:line-break/>jsr QueueIn<text:line-break/>bra Loop4<text:line-break/><text:line-break/>Loop5:<text:line-break/>subq.w #1, %d6<text:line-break/>bcs Loop6<text:line-break/>move.l #1, %d1<text:line-break/>jsr QueueOut<text:line-break/>bra Loop5<text:line-break/><text:line-break/>Loop6:<text:line-break/>subq.w #1, %d7<text:line-break/>bcs Loop7_1<text:line-break/>move.l #3, %d1<text:line-break/>jsr QueueIn<text:line-break/>bra Loop6 <text:line-break/>Loop7_1:<text:line-break/>move.l #1, %d2<text:line-break/>Loop7_2:<text:line-break/>subq.w #1, %d2<text:line-break/>bcs End_program<text:line-break/>move.l #3, %d1<text:line-break/>jsr QueueOut<text:line-break/>bra Loop7_2<text:line-break/><text:line-break/>End_program:<text:line-break/>stop #0x27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<text:line-break/>Init_Q:<text:line-break/>lea.l BF_START, %a2<text:line-break/>move.l %a2, PUT_PTR_0<text:line-break/>move.l %a2, GET_PTR_0<text:line-break/>lea.l OFFSET_1(%a2), %a3<text:line-break/>move.l %a3, PUT_PTR_1<text:line-break/>move.l %a3, GET_PTR_1<text:line-break/>lea.l OFFSET_2(%a2), %a3</text:p>
      <text:p text:style-name="P2"/>
      <text:p text:style-name="P3"/>
      <text:p text:style-name="P3"/>
      <text:p text:style-name="P3"><text:line-break/>move.b #0xff, PUT_FLG_0<text:line-break/>move.b #0xff, PUT_FLG_1</text:p>
      <text:p text:style-name="P3"/>
      <text:p text:style-name="P3"><text:line-break/>move.b #0x00, GET_FLG_0<text:line-break/>move.b #0x00, GET_FLG_1</text:p>
      <text:p text:style-name="P4"><text:line-break/>rts<text:line-break/><text:line-break/><text:line-break/>QueueIn:<text:line-break/>jsr SELECT_QUEUE<text:line-break/>jsr PUT_BUF<text:line-break/>rts<text:line-break/><text:line-break/>SELECT_QUEUE:<text:line-break/>cmp.b #0, %d1<text:line-break/>beq SET_0<text:line-break/>cmp.b #1, %d1<text:line-break/>beq SET_1<text:line-break/><text:span text:style-name="T2">cmp.b #2, %d1<text:line-break/>beq SET_2<text:line-break/>cmp.b #3, %d1<text:line-break/>beq SET_3</text:span><text:line-break/>move.b #0x00, PUT_FLG<text:line-break/>move.b #0x00, GET_FLG<text:line-break/>rts<text:line-break/><text:line-break/>SET_0:<text:line-break/>move.l PUT_PTR_0, PUT_PTR<text:line-break/>move.l GET_PTR_0, GET_PTR<text:line-break/>move.b PUT_FLG_0, PUT_FLG<text:line-break/>move.b GET_FLG_0, GET_FLG<text:line-break/>move.l %a2, START_LABEL<text:line-break/>lea.l END_0(%a2), %a3<text:line-break/>move.l %a3, BF_END<text:line-break/><text:soft-page-break/>rts<text:line-break/><text:line-break/>SET_1:<text:line-break/>move.l PUT_PTR_1, PUT_PTR<text:line-break/>move.l GET_PTR_1, GET_PTR<text:line-break/>move.b PUT_FLG_1, PUT_FLG<text:line-break/>move.b GET_FLG_1, GET_FLG<text:line-break/>lea.l OFFSET_1(%a2), %a3<text:line-break/>move.l %a3, START_LABEL<text:line-break/>lea.l END_1(%a2), %a3<text:line-break/>move.l %a3, BF_END<text:line-break/>rts<text:line-break/><text:line-break/>SET_2:<text:line-break/>move.l PUT_PTR_2, PUT_PTR<text:line-break/>move.l GET_PTR_2, GET_PTR<text:line-break/>move.b PUT_FLG_2, PUT_FLG<text:line-break/>move.b GET_FLG_2, GET_FLG<text:line-break/>lea.l OFFSET_2(%a2), %a3<text:line-break/>move.l %a3, START_LABEL<text:line-break/>lea.l END_2(%a2), %a3<text:line-break/>move.l %a3, BF_END<text:line-break/>rts<text:line-break/><text:line-break/>SET_3:<text:line-break/>move.l PUT_PTR_3, PUT_PTR<text:line-break/>move.l GET_PTR_3, GET_PTR<text:line-break/>move.b PUT_FLG_3, PUT_FLG<text:line-break/>move.b GET_FLG_3, GET_FLG<text:line-break/>lea.l OFFSET_3(%a2), %a3<text:line-break/>move.l %a3, START_LABEL<text:line-break/>lea.l END_3(%a2), %a3<text:line-break/>move.l %a3, BF_END<text:line-break/>rts<text:line-break/><text:line-break/>PUT_BUF:<text:line-break/>movem.l %a1-%a6, -(%sp)<text:line-break/>move.b PUT_FLG, %d0<text:line-break/>cmp.b #0x00, %d0<text:line-break/>beq PUT_BUF_Finish<text:line-break/>movea.l PUT_PTR, %a1</text:p>
      <text:p text:style-name="P4"><text:line-break/><text:span text:style-name="T2">move.b (%a0)+, (%a1)+</text:span><text:line-break/></text:p>
      <text:p text:style-name="P4">move.l BF_END, %a3<text:line-break/>cmpa.l %a3, %a1<text:line-break/>bls PUT_BUF_STEP1<text:line-break/>move.l START_LABEL, %a2<text:line-break/>movea.l %a2, %a1<text:line-break/><text:line-break/>PUT_BUF_STEP1:<text:line-break/>move.l %a1, PUT_PTR<text:line-break/><text:soft-page-break/>cmpa.l GET_PTR, %a1<text:line-break/>bne PUT_BUF_STEP2<text:line-break/>move.b #0x00, PUT_FLG<text:line-break/><text:line-break/>PUT_BUF_STEP2:<text:line-break/>move.b #0xff, GET_FLG<text:line-break/>jsr UPDATE<text:line-break/><text:line-break/>PUT_BUF_Finish:<text:line-break/>movem.l (%sp)+, %a1-%a6<text:line-break/>rts<text:line-break/><text:line-break/>UPDATE:<text:line-break/><text:tab/>cmp #0, %d1<text:tab/><text:line-break/><text:tab/>beq QUEUE_0<text:line-break/><text:tab/>cmp #1, %d1<text:line-break/><text:tab/>beq QUEUE_1<text:line-break/><text:tab/>cmp #2, %d1<text:line-break/><text:tab/>beq QUEUE_2<text:line-break/><text:tab/>cmp #3, %d1<text:line-break/>beq QUEUE_3<text:line-break/>rts<text:line-break/><text:line-break/>QUEUE_0:<text:line-break/>move.l PUT_PTR, PUT_PTR_0<text:line-break/>move.b PUT_FLG, PUT_FLG_0<text:line-break/>move.l GET_PTR, GET_PTR_0<text:line-break/>move.b GET_FLG, GET_FLG_0<text:line-break/>rts<text:line-break/>QUEUE_1: <text:line-break/>move.l PUT_PTR, PUT_PTR_1<text:line-break/>move.b PUT_FLG, PUT_FLG_1<text:line-break/>move.l GET_PTR, GET_PTR_1<text:line-break/>move.b GET_FLG, GET_FLG_1<text:line-break/>rts<text:line-break/>QUEUE_2:<text:line-break/>move.l PUT_PTR, PUT_PTR_2<text:line-break/>move.b PUT_FLG, PUT_FLG_2<text:line-break/>move.l GET_PTR, GET_PTR_2<text:line-break/>move.b GET_FLG, GET_FLG_2<text:line-break/>rts<text:line-break/>QUEUE_3:<text:line-break/>move.l PUT_PTR, PUT_PTR_3<text:line-break/>move.b PUT_FLG, PUT_FLG_3<text:line-break/>move.l GET_PTR, GET_PTR_3<text:line-break/>move.b GET_FLG, GET_FLG_3<text:line-break/>rts<text:line-break/><text:line-break/><text:line-break/><text:line-break/>QueueOut:<text:line-break/>jsr SELECT_QUEUE<text:line-break/><text:soft-page-break/>jsr GET_BUF<text:line-break/>rts<text:line-break/><text:line-break/>GET_BUF:<text:line-break/>movem.l %a1-%a6, -(%sp)<text:line-break/>move.b GET_FLG, %d0<text:line-break/>cmp.b #0x00, %d0<text:line-break/>beq GET_BUF_Fin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6T16:24:08.642850691</meta:creation-date>
    <dc:date>2022-10-26T17:54:00.529275145</dc:date>
    <meta:editing-duration>PT49M3S</meta:editing-duration>
    <meta:editing-cycles>1</meta:editing-cycles>
    <meta:document-statistic meta:table-count="0" meta:image-count="0" meta:object-count="0" meta:page-count="6" meta:paragraph-count="8" meta:word-count="536" meta:character-count="3776" meta:non-whitespace-character-count="3206"/>
    <meta:generator>LibreOffice/6.0.7.3$Linux_X86_64 LibreOffice_project/00m0$Build-3</meta:generator>
  </office:meta>
</office:document-meta>
</file>